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3.1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ce9d8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4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LibRef</text:p>
          </table:table-cell>
          <table:table-cell table:style-name="ce1" office:value-type="string">
            <text:p>Quantity</text:p>
          </table:table-cell>
          <table:table-cell table:number-columns-repeated="1018"/>
        </table:table-row>
        <table:table-row table:style-name="ro1">
          <table:table-cell office:value-type="string">
            <text:p>minikk_4v_hor</text:p>
          </table:table-cell>
          <table:table-cell office:value-type="string">
            <text:p>connecteur mini kk 4voies horizontal</text:p>
          </table:table-cell>
          <table:table-cell office:value-type="string">
            <text:p>ALIM_5v</text:p>
          </table:table-cell>
          <table:table-cell office:value-type="string">
            <text:p>con_mini_kk_4h</text:p>
          </table:table-cell>
          <table:table-cell office:value-type="string">
            <text:p>con_mini_kk_4h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00nF</text:p>
          </table:table-cell>
          <table:table-cell table:style-name="ce3"/>
          <table:table-cell table:style-name="ce3" office:value-type="string">
            <text:p>C1, C2, C3, C12, C13, C14, C15, C16, C17, C18, C19, C20, C21, C22, C23, C24, C26, C27, C29, C30, C32, C33, C34</text:p>
          </table:table-cell>
          <table:table-cell table:style-name="ce3" office:value-type="string">
            <text:p>TCONDO</text:p>
          </table:table-cell>
          <table:table-cell table:style-name="ce3" office:value-type="string">
            <text:p>CONDO, TCONDO</text:p>
          </table:table-cell>
          <table:table-cell table:style-name="ce5" office:value-type="float" office:value="23">
            <text:p>23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1µF</text:p>
          </table:table-cell>
          <table:table-cell/>
          <table:table-cell office:value-type="string">
            <text:p>C4, C5, C7</text:p>
          </table:table-cell>
          <table:table-cell office:value-type="string">
            <text:p>TCONDO</text:p>
          </table:table-cell>
          <table:table-cell office:value-type="string">
            <text:p>CONDO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100nF</text:p>
          </table:table-cell>
          <table:table-cell/>
          <table:table-cell office:value-type="string">
            <text:p>C6, C25, C31</text:p>
          </table:table-cell>
          <table:table-cell office:value-type="string">
            <text:p>0805</text:p>
          </table:table-cell>
          <table:table-cell office:value-type="string">
            <text:p>CONDO, TCONDO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1500µF</text:p>
          </table:table-cell>
          <table:table-cell/>
          <table:table-cell office:value-type="string">
            <text:p>C8</text:p>
          </table:table-cell>
          <table:table-cell office:value-type="string">
            <text:p>CAPA_AXIAL_10_21</text:p>
          </table:table-cell>
          <table:table-cell office:value-type="string">
            <text:p>CAPACITOR PO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33nF</text:p>
          </table:table-cell>
          <table:table-cell/>
          <table:table-cell office:value-type="string">
            <text:p>C9, C10, C11</text:p>
          </table:table-cell>
          <table:table-cell office:value-type="string">
            <text:p>0805</text:p>
          </table:table-cell>
          <table:table-cell office:value-type="string">
            <text:p>TCONDO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2,2µF</text:p>
          </table:table-cell>
          <table:table-cell/>
          <table:table-cell office:value-type="string">
            <text:p>C28</text:p>
          </table:table-cell>
          <table:table-cell office:value-type="string">
            <text:p>1210</text:p>
          </table:table-cell>
          <table:table-cell office:value-type="string">
            <text:p>CAPACITOR PO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inikk_5v_hor</text:p>
          </table:table-cell>
          <table:table-cell office:value-type="string">
            <text:p>connecteur mini kk 5 voies horizontal</text:p>
          </table:table-cell>
          <table:table-cell office:value-type="string">
            <text:p>cod0, cod1, cod2, Compas</text:p>
          </table:table-cell>
          <table:table-cell office:value-type="string">
            <text:p>con_mini_kk_5h</text:p>
          </table:table-cell>
          <table:table-cell office:value-type="string">
            <text:p>con_mini_kk_5h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OWER</text:p>
          </table:table-cell>
          <table:table-cell/>
          <table:table-cell office:value-type="string">
            <text:p>D2</text:p>
          </table:table-cell>
          <table:table-cell office:value-type="string">
            <text:p>LED_CMS</text:p>
          </table:table-cell>
          <table:table-cell office:value-type="string">
            <text:p>LED_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40PIN</text:p>
          </table:table-cell>
          <table:table-cell/>
          <table:table-cell office:value-type="string">
            <text:p>J1</text:p>
          </table:table-cell>
          <table:table-cell office:value-type="string">
            <text:p>HE10-40V</text:p>
          </table:table-cell>
          <table:table-cell office:value-type="string">
            <text:p>40PI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16PIN</text:p>
          </table:table-cell>
          <table:table-cell/>
          <table:table-cell office:value-type="string">
            <text:p>J2</text:p>
          </table:table-cell>
          <table:table-cell office:value-type="string">
            <text:p>HE10-16V</text:p>
          </table:table-cell>
          <table:table-cell office:value-type="string">
            <text:p>16PI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ST_3V_GP2D</text:p>
          </table:table-cell>
          <table:table-cell office:value-type="string">
            <text:p>ref FN : 949-2429 connecteur JST utilisé dans les GP2D*</text:p>
          </table:table-cell>
          <table:table-cell office:value-type="string">
            <text:p>J5, J6, J7, J8</text:p>
          </table:table-cell>
          <table:table-cell office:value-type="string">
            <text:p>CON_GP2_V</text:p>
          </table:table-cell>
          <table:table-cell office:value-type="string">
            <text:p>con_gp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6PIN</text:p>
          </table:table-cell>
          <table:table-cell/>
          <table:table-cell office:value-type="string">
            <text:p>MOT</text:p>
          </table:table-cell>
          <table:table-cell office:value-type="string">
            <text:p>con_mat_n_lok_2*3H</text:p>
          </table:table-cell>
          <table:table-cell office:value-type="string">
            <text:p>6PI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nlok_2h</text:p>
          </table:table-cell>
          <table:table-cell office:value-type="string">
            <text:p>connecteur mat'n-lok 2 voies horizontal</text:p>
          </table:table-cell>
          <table:table-cell office:value-type="string">
            <text:p>PUISS</text:p>
          </table:table-cell>
          <table:table-cell office:value-type="string">
            <text:p>con_mat_n_lok_2h</text:p>
          </table:table-cell>
          <table:table-cell office:value-type="string">
            <text:p>con_mat_n_lok_2h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10k</text:p>
          </table:table-cell>
          <table:table-cell/>
          <table:table-cell office:value-type="string">
            <text:p>R1, R2, R3, R4, R5</text:p>
          </table:table-cell>
          <table:table-cell office:value-type="string">
            <text:p>0805</text:p>
          </table:table-cell>
          <table:table-cell office:value-type="string">
            <text:p>RES, TRESIST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470</text:p>
          </table:table-cell>
          <table:table-cell/>
          <table:table-cell office:value-type="string">
            <text:p>R7</text:p>
          </table:table-cell>
          <table:table-cell office:value-type="string">
            <text:p>TRES</text:p>
          </table:table-cell>
          <table:table-cell office:value-type="string">
            <text:p>TRESIS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470</text:p>
          </table:table-cell>
          <table:table-cell/>
          <table:table-cell office:value-type="string">
            <text:p>R8, R9, R10, R11, R12, R13</text:p>
          </table:table-cell>
          <table:table-cell office:value-type="string">
            <text:p>0805</text:p>
          </table:table-cell>
          <table:table-cell office:value-type="string">
            <text:p>TRESIST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1k</text:p>
          </table:table-cell>
          <table:table-cell/>
          <table:table-cell office:value-type="string">
            <text:p>R32</text:p>
          </table:table-cell>
          <table:table-cell office:value-type="string">
            <text:p>0805</text:p>
          </table:table-cell>
          <table:table-cell office:value-type="string">
            <text:p>R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C33886</text:p>
          </table:table-cell>
          <table:table-cell office:value-type="string">
            <text:p>pont H 5A</text:p>
          </table:table-cell>
          <table:table-cell office:value-type="string">
            <text:p>U1, U2, U5</text:p>
          </table:table-cell>
          <table:table-cell office:value-type="string">
            <text:p>HSOP20</text:p>
          </table:table-cell>
          <table:table-cell office:value-type="string">
            <text:p>MC3388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74lvc4245a</text:p>
          </table:table-cell>
          <table:table-cell office:value-type="string">
            <text:p>octal voltage transceiver</text:p>
          </table:table-cell>
          <table:table-cell office:value-type="string">
            <text:p>U3, U4</text:p>
          </table:table-cell>
          <table:table-cell office:value-type="string">
            <text:p>SSOP24</text:p>
          </table:table-cell>
          <table:table-cell office:value-type="string">
            <text:p>74ALVC424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UNIOC_NG_FPGA2</text:p>
          </table:table-cell>
          <table:table-cell/>
          <table:table-cell office:value-type="string">
            <text:p>UNIOC_F1</text:p>
          </table:table-cell>
          <table:table-cell office:value-type="string">
            <text:p>TCON26</text:p>
          </table:table-cell>
          <table:table-cell office:value-type="string">
            <text:p>UNIOC_NG_FPGA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UNIOC_NG_FPGA1</text:p>
          </table:table-cell>
          <table:table-cell/>
          <table:table-cell office:value-type="string">
            <text:p>UNIOC_F2</text:p>
          </table:table-cell>
          <table:table-cell office:value-type="string">
            <text:p>TCON26</text:p>
          </table:table-cell>
          <table:table-cell office:value-type="string">
            <text:p>UNIOC_NG_FPGA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UNIOC_NG_µC</text:p>
          </table:table-cell>
          <table:table-cell/>
          <table:table-cell office:value-type="string">
            <text:p>UNIOC_uC1</text:p>
          </table:table-cell>
          <table:table-cell office:value-type="string">
            <text:p>TCON34</text:p>
          </table:table-cell>
          <table:table-cell office:value-type="string">
            <text:p>UNIOC_NG_µC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01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7T01:16:45.51</dc:date>
    <meta:document-statistic meta:table-count="1" meta:cell-count="127" meta:object-count="0"/>
    <meta:generator>OpenOffice.org/3.1$Win32 OpenOffice.org_project/310m11$Build-9399</meta:generator>
  </office:meta>
</office:document-meta>
</file>